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Object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Object.setComplete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Object.setViewport( AFPDataObjectInfo dataObjec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DataObject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Object.getObjectEnvironment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Object.AbstractDataObjec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Object.setStarted( boolean sta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Object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